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9a1072" officeooo:paragraph-rsid="009a1072"/>
    </style:style>
    <style:style style:name="P2" style:family="paragraph" style:parent-style-name="text">
      <style:text-properties officeooo:rsid="009e498f" officeooo:paragraph-rsid="009e498f"/>
    </style:style>
    <style:style style:name="P3" style:family="paragraph" style:parent-style-name="text" style:list-style-name="L1">
      <style:text-properties officeooo:rsid="009b73da" officeooo:paragraph-rsid="009b73da"/>
    </style:style>
    <style:style style:name="P4" style:family="paragraph" style:parent-style-name="text" style:list-style-name="L1">
      <style:text-properties officeooo:rsid="009b941d" officeooo:paragraph-rsid="009b941d"/>
    </style:style>
    <style:style style:name="P5" style:family="paragraph" style:parent-style-name="text" style:list-style-name="L1">
      <style:text-properties officeooo:rsid="009d6890" officeooo:paragraph-rsid="009d6890"/>
    </style:style>
    <style:style style:name="P6" style:family="paragraph" style:parent-style-name="text" style:list-style-name="L1">
      <style:text-properties officeooo:rsid="009e498f" officeooo:paragraph-rsid="009e498f"/>
    </style:style>
    <style:style style:name="P7" style:family="paragraph" style:parent-style-name="text" style:list-style-name="L2">
      <style:text-properties officeooo:rsid="009f8c96" officeooo:paragraph-rsid="009f8c96"/>
    </style:style>
    <style:style style:name="P8" style:family="paragraph" style:parent-style-name="text" style:list-style-name="L2">
      <style:text-properties officeooo:rsid="00a2c998" officeooo:paragraph-rsid="00a2c998"/>
    </style:style>
    <style:style style:name="P9" style:family="paragraph" style:parent-style-name="text" style:list-style-name="L2">
      <style:text-properties officeooo:rsid="00a54e2e" officeooo:paragraph-rsid="00a54e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Česká Moderna</text:p>
      <text:list xml:id="list263035922" text:style-name="L1">
        <text:list-item>
          <text:p text:style-name="P3">časopis Rozhledy: Manifest České moderny</text:p>
          <text:list>
            <text:list-item>
              <text:list>
                <text:list-item>
                  <text:p text:style-name="P3">Umělecký okruh</text:p>
                  <text:list>
                    <text:list-item>
                      <text:p text:style-name="P3">tvůrci mají právo na individuální vyjadřování, svobodný, nikomu nepodřizovaný pohled</text:p>
                    </text:list-item>
                    <text:list-item>
                      <text:p text:style-name="P3">individualita autora → různorodost</text:p>
                    </text:list-item>
                    <text:list-item>
                      <text:p text:style-name="P3">Proudění nových vlivů (rozšíření obrazů – ne však napodobování)</text:p>
                    </text:list-item>
                  </text:list>
                </text:list-item>
                <text:list-item>
                  <text:p text:style-name="P3">Politika, společnost</text:p>
                  <text:list>
                    <text:list-item>
                      <text:p text:style-name="P3">nediskriminace menšin, tolerantní soužití</text:p>
                    </text:list-item>
                    <text:list-item>
                      <text:p text:style-name="P3">soc. Problematika – dělnická otázka</text:p>
                    </text:list-item>
                  </text:list>
                </text:list-item>
                <text:list-item>
                  <text:p text:style-name="P3">Šleihar</text:p>
                </text:list-item>
                <text:list-item>
                  <text:p text:style-name="P3">Antonín sova</text:p>
                </text:list-item>
                <text:list-item>
                  <text:p text:style-name="P3">Otokar Březina</text:p>
                </text:list-item>
                <text:list-item>
                  <text:p text:style-name="P3">Josef Svatopluk Machar</text:p>
                  <text:list>
                    <text:list-item>
                      <text:p text:style-name="P4">Ocenil Nerudovu tvorbu jako nadčasovou</text:p>
                    </text:list-item>
                    <text:list-item>
                      <text:p text:style-name="P4">Nepsal metaforicky – ne symbolismus, impresionismus</text:p>
                    </text:list-item>
                    <text:list-item>
                      <text:p text:style-name="P4">realistický, civilní pohled</text:p>
                    </text:list-item>
                    <text:list-item>
                      <text:p text:style-name="P4">Zde by měli kvést růže</text:p>
                      <text:list>
                        <text:list-item>
                          <text:p text:style-name="P4">sbírka</text:p>
                        </text:list-item>
                        <text:list-item>
                          <text:p text:style-name="P4">hlavní postavy – ženy</text:p>
                        </text:list-item>
                        <text:list-item>
                          <text:p text:style-name="P4">kritika spol. Neduh a poměrů</text:p>
                        </text:list-item>
                        <text:list-item>
                          <text:p text:style-name="P4">9 příběhů</text:p>
                        </text:list-item>
                      </text:list>
                    </text:list-item>
                    <text:list-item>
                      <text:p text:style-name="P4">Magdalena</text:p>
                      <text:list>
                        <text:list-item>
                          <text:p text:style-name="P4">román ve verších</text:p>
                        </text:list-item>
                        <text:list-item>
                          <text:p text:style-name="P4">prostitutka</text:p>
                        </text:list-item>
                        <text:list-item>
                          <text:p text:style-name="P4">nemá šanci se dostat výše na spol. žebříčku</text:p>
                        </text:list-item>
                      </text:list>
                    </text:list-item>
                    <text:list-item>
                      <text:p text:style-name="P4">Tristium Vindobona</text:p>
                      <text:list>
                        <text:list-item>
                          <text:p text:style-name="P4">= Žalozpěvy z Vídně</text:p>
                        </text:list-item>
                        <text:list-item>
                          <text:p text:style-name="P4">politická lyrika</text:p>
                        </text:list-item>
                        <text:list-item>
                          <text:p text:style-name="P4">Ironie, Sarkasmus</text:p>
                        </text:list-item>
                      </text:list>
                    </text:list-item>
                  </text:list>
                </text:list-item>
                <text:list-item>
                  <text:p text:style-name="P5">Antonín Sova</text:p>
                  <text:list>
                    <text:list-item>
                      <text:p text:style-name="P5">Ještě jednou se vrátíme …</text:p>
                      <text:list>
                        <text:list-item>
                          <text:p text:style-name="P5">vzpomínka na místa a jejich atmosféru</text:p>
                        </text:list-item>
                        <text:list-item>
                          <text:p text:style-name="P5">impresionistická</text:p>
                        </text:list-item>
                      </text:list>
                    </text:list-item>
                    <text:list-item>
                      <text:p text:style-name="P6">V duchu symbolismu <text:s/>a impresionismu</text:p>
                    </text:list-item>
                    <text:list-item>
                      <text:p text:style-name="P6">v 15 mu zemřela matka</text:p>
                    </text:list-item>
                    <text:list-item>
                      <text:p text:style-name="P6">sifilis ve stáří</text:p>
                    </text:list-item>
                    <text:list-item>
                      <text:p text:style-name="P6">impresionismus</text:p>
                      <text:list>
                        <text:list-item>
                          <text:p text:style-name="P6">Květy intimních nálad</text:p>
                        </text:list-item>
                        <text:list-item>
                          <text:p text:style-name="P6">Z mého kraje</text:p>
                        </text:list-item>
                        <text:list-item>
                          <text:p text:style-name="P6">Soucit i vzdor</text:p>
                        </text:list-item>
                      </text:list>
                    </text:list-item>
                    <text:list-item>
                      <text:p text:style-name="P6">symbolismus</text:p>
                      <text:list>
                        <text:list-item>
                          <text:p text:style-name="P6">Vybořené s…</text:p>
                        </text:list-item>
                        <text:list-item>
                          <text:p text:style-name="P6">Údolí nového království</text:p>
                        </text:list-item>
                        <text:list-item>
                          <text:p text:style-name="P6">Ještě jednou se vrátím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………………………………………</text:p>
      <text:list xml:id="list3345579953" text:style-name="L2">
        <text:list-item>
          <text:p text:style-name="P7">František Gellner</text:p>
        </text:list-item>
        <text:list-item>
          <text:p text:style-name="P7">………………………………………</text:p>
        </text:list-item>
        <text:list-item>
          <text:p text:style-name="P8">Karel Toman</text:p>
          <text:list>
            <text:list-item>
              <text:p text:style-name="P8">pouze 7 sbírek</text:p>
            </text:list-item>
            <text:list-item>
              <text:p text:style-name="P8"><text:soft-page-break/>Pohádky krve</text:p>
              <text:list>
                <text:list-item>
                  <text:p text:style-name="P8">zarytý měšťanský ideál</text:p>
                </text:list-item>
              </text:list>
            </text:list-item>
            <text:list-item>
              <text:p text:style-name="P8">sbírka Měsíce</text:p>
              <text:list>
                <text:list-item>
                  <text:p text:style-name="P8">12 básní</text:p>
                </text:list-item>
                <text:list-item>
                  <text:p text:style-name="P8">přesah do společnost, lidskému údělu …</text:p>
                </text:list-item>
              </text:list>
            </text:list-item>
            <text:list-item>
              <text:p text:style-name="P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83in" fo:margin-bottom="0.1228in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20-01-09T14:33:53.257931773</dc:date>
    <meta:editing-duration>P3DT2H27M26S</meta:editing-duration>
    <meta:editing-cycles>68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225" meta:character-count="1259" meta:non-whitespace-character-count="1136"/>
  </office:meta>
</office:document-meta>
</file>